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51.82mm"/>
    </style:style>
    <style:style style:name="co4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line</text:p>
          </table:table-cell>
          <table:table-cell office:value-type="string" calcext:value-type="string">
            <text:p>Collect Tokens</text:p>
          </table:table-cell>
          <table:table-cell office:value-type="string" calcext:value-type="string">
            <text:p>Examine AST/decide on a plan</text:p>
          </table:table-cell>
          <table:table-cell office:value-type="string" calcext:value-type="string">
            <text:p>Complete Code-gen lab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16:00.751318303</meta:creation-date>
    <dc:date>2018-02-20T11:20:03.655250575</dc:date>
    <meta:editing-duration>PT4M4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